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Iskoola Pota" svg:font-family="Iskoola Pota" style:font-family-generic="swiss" style:font-pitch="variable" svg:panose-1="2 11 5 2 4 2 4 2 2 3"/>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
      <text:p text:style-name="Normal">A random forest is<text:s/>an<text:s/>estimator algorithm<text:s/>that fits a number of decision tree classifiers on various sub-samples of the dataset and uses averaging to improve the predictive accuracy and control over-fitting<text:s/>and then outputs the most optimal result.<text:s/>This was the best performing algorithm which gave us the best<text:s/>precision<text:s/>and<text:s/>recall<text:s/>values of 0.93<text:s/>and<text:s/>0.80<text:s/>for fraudulent transactions.<text:s/>So, we used this as a base line for all the other<text:s/>subsequential<text:s/>models.</text:p>
      <text:p text:style-name="Normal">ExtraTreesClassifier<text:s/>class implements<text:s/>an<text:s/>estimator<text:s/>algorithm,<text:s/>that fits a number of randomized decision trees (extra-trees) on various sub-samples of the dataset and uses averaging to improve the predictive accuracy and control over-fitting.<text:s/>This is similar to Random Forest classifier. This model gave us<text:s/>precision<text:s/>and<text:s/>recall<text:s/>values of 0.91<text:s/>and<text:s/>0.79 for fraudulent transactions.</text:p>
      <text:p text:style-name="Normal">An AdaBoost<text:s/>classifier is an estimator algorithm that begins by fitting a classifier on the original dataset and then fits additional copies of the classifier on the same dataset but where the weights of incorrectly classified instances are adjusted such that subsequent classifiers focus more on difficult cases.<text:s/>This algorithm<text:s/>can be used to boost the performance of any machine learning algorithm. It is best used with weak learners.<text:s/>For this data set we got<text:s/>precision<text:s/>and<text:s/>recall<text:s/>values of<text:s/>0.78<text:s/>and<text:s/>0.70<text:s/>for fraudulent transactions.</text:p>
      <text:p text:style-name="Normal">Feature Selection is the method of reducing the input variable to your model by using only relevant data and getting rid of noise in data. It is the process of automatically choosing relevant features for your machine learning model based on the type of problem you are trying to solve. We have used the<text:s/>SelectFromModel<text:s/>class. This model gave us<text:s/>precision<text:s/>and<text:s/>recall<text:s/>values<text:s/>0.90<text:s/>and<text:s/>0.74<text:s/>for fraudulent transaction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Iskoola Pota" svg:font-family="Iskoola Pota" style:font-family-generic="swiss" style:font-pitch="variable" svg:panose-1="2 11 5 2 4 2 4 2 2 3"/>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Iskoola Pot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si" style:country-complex="LK"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manthi Jayarathna</meta:initial-creator>
    <dc:creator>Samanthi Jayarathna</dc:creator>
    <meta:creation-date>2023-02-22T11:41:00Z</meta:creation-date>
    <dc:date>2023-02-22T12:57:00Z</dc:date>
    <meta:template xlink:href="Normal" xlink:type="simple"/>
    <meta:editing-cycles>1</meta:editing-cycles>
    <meta:editing-duration>PT4500S</meta:editing-duration>
    <meta:document-statistic meta:page-count="1" meta:paragraph-count="3" meta:word-count="267" meta:character-count="1789" meta:row-count="12" meta:non-whitespace-character-count="1525"/>
  </office:meta>
</office:document-meta>
</file>